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one_lstm_metrics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5.47537055589466E-030" calcext:value-type="float">
            <text:p>5.47537055589466E-3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5.47537055589466E-030" calcext:value-type="float">
            <text:p>5.47537055589466E-30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7:04:58.855906758</dc:date>
    <meta:editing-duration>PT23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